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1024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acodekeyl t_addressed_code_key_by_lng)</text:p>
          </table:table-cell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acodekeyl t_addressed_code_key_by_lng)TO user_&lt;&lt;$app_name$&gt;&gt;_data_admin, user_&lt;&lt;$app_name$&gt;&gt;_data_reader;">
            <text:p>GRANT EXECUTE ON FUNCTION code_belongs_to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 office:value-type="string" office:string-value="DROP FUNCTION IF EXISTS code_belongs_to_codifier(par_acodekeyl t_addressed_code_key_by_lng);">
            <text:p>DROP FUNCTION IF EXISTS code_belongs_to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only_ones_not_reachable_from_elsewhere boolean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only_ones_not_reachable_from_elsewhere boolean)TO user_&lt;&lt;$app_name$&gt;&gt;_data_admin, user_&lt;&lt;$app_name$&gt;&gt;_data_reader;">
            <text:p>GRANT EXECUTE ON FUNCTION find_subcodes(par_if_exists boolean, par_cf_key t_addressed_code_key_by_lng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find_subcodes(par_if_exists boolean, par_cf_key t_addressed_code_key_by_lng, par_only_ones_not_reachable_from_elsewhere boolean);">
            <text:p>DROP FUNCTION IF EXISTS find_subcodes(par_if_exists boolean, par_cf_key t_addressed_code_key_by_lng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only_ones_not_reachable_from_elsewhere boolean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only_ones_not_reachable_from_elsewhere boolean)TO user_&lt;&lt;$app_name$&gt;&gt;_data_admin;">
            <text:p>GRANT EXECUTE ON FUNCTION remove_code(par_if_exists boolean, par_acodekeyl t_addressed_code_key_by_lng, par_only_ones_not_reachable_from_elsewhere boolean)TO user_&lt;&lt;$app_name$&gt;&gt;_data_admin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remove_code(par_if_exists boolean, par_acodekeyl t_addressed_code_key_by_lng, par_only_ones_not_reachable_from_elsewhere boolean);">
            <text:p>DROP FUNCTION IF EXISTS remove_code(par_if_exists boolean, par_acodekeyl t_addressed_code_key_by_lng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, par_dflt boolean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, par_dflt boolean)TO user_&lt;&lt;$app_name$&gt;&gt;_data_admin;">
            <text:p>GRANT EXECUTE ON FUNCTION unbind_code_from_codifier(par_if_exists boolean, par_c_acodekeyl t_addressed_code_key_by_lng, par_dflt boolean)TO user_&lt;&lt;$app_name$&gt;&gt;_data_admin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unbind_code_from_codifier(par_if_exists boolean, par_c_acodekeyl t_addressed_code_key_by_lng, par_dflt boolean);">
            <text:p>DROP FUNCTION IF EXISTS unbind_code_from_codifier(par_if_exists boolean, par_c_acodekeyl t_addressed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code_lngname_construction_input[]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code_lngname_construction_input[])TO user_&lt;&lt;$app_name$&gt;&gt;_data_admin;">
            <text:p>GRANT EXECUTE ON FUNCTION add_code_lng_names(par_if_exists boolean, par_c t_addressed_code_key_by_lng, VARIADIC par_codesnames_array code_lngname_construction_input[])TO user_&lt;&lt;$app_name$&gt;&gt;_data_admin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add_code_lng_names(par_if_exists boolean, par_c t_addressed_code_key_by_lng, VARIADIC par_codesnames_array code_lngname_construction_input[]);">
            <text:p>DROP FUNCTION IF EXISTS add_code_lng_names(par_if_exists boolean, par_c t_addressed_code_key_by_lng, VARIADIC par_codesnames_array code_lngname_construction_input[]);</text:p>
          </table:table-cell>
          <table:table-cell table:number-columns-repeated="1015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code_lng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code_lngname_construction_input;">
            <text:p>DROP TYPE IF EXISTS code_lng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6">06.03.2010</text:date>, <text:time>08:38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3-03T04:18:53.07</meta:creation-date>
    <dc:date>2010-03-06T08:38:48.34</dc:date>
    <dc:creator>Belka </dc:creator>
    <meta:editing-duration>PT31H41M55S</meta:editing-duration>
    <meta:editing-cycles>10</meta:editing-cycles>
    <meta:generator>OpenOffice.org/3.1$Win32 OpenOffice.org_project/310m19$Build-9420</meta:generator>
    <meta:document-statistic meta:table-count="3" meta:cell-count="252" meta:object-count="0"/>
  </office:meta>
</office:document-meta>
</file>